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ffff"/>
    </style:style>
    <style:style style:name="P5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6" style:family="paragraph">
      <style:text-properties fo:color="#000000"/>
    </style:style>
    <style:style style:name="P7" style:family="paragraph">
      <style:text-properties fo:color="#000000" fo:font-size="11pt" style:font-size-asian="11pt" style:font-size-complex="11pt"/>
    </style:style>
    <style:style style:name="P8" style:family="paragraph">
      <style:text-properties fo:color="#ffffff" fo:font-size="11pt" style:font-size-asian="11pt" style:font-size-complex="11pt"/>
    </style:style>
    <style:style style:name="P9" style:family="paragraph">
      <style:text-properties fo:color="#ff3333"/>
    </style:style>
    <style:style style:name="P10" style:family="paragraph">
      <style:text-properties fo:color="#ff3333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5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9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10" style:family="text">
      <style:text-properties fo:color="#ff3333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11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3" draw:layer="layout" svg:width="0.972cm" svg:height="1.047cm" svg:x="15.088cm" svg:y="2.198cm">
          <draw:text-box>
            <text:p text:style-name="P3"><text:span text:style-name="T2">Y</text:span></text:p>
          </draw:text-box>
        </draw:frame>
        <draw:frame draw:style-name="gr3" draw:text-style-name="P3" draw:layer="layout" svg:width="0.934cm" svg:height="1.047cm" svg:x="10.466cm" svg:y="9.041cm">
          <draw:text-box>
            <text:p text:style-name="P3"><text:span text:style-name="T2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5" draw:layer="layout" svg:width="14.84cm" svg:height="0.928cm" svg:x="1.902cm" svg:y="16.522cm">
          <draw:text-box>
            <text:p text:style-name="P4"><text:span text:style-name="T3">(YZ) <text:s text:c="2"/>% N</text:span><text:span text:style-name="T4"> = (Y </text:span><text:span text:style-name="T5">∙</text:span><text:span text:style-name="T4"> 10 <text:s text:c="2"/>+ Z) % N = M </text:span><text:span text:style-name="T5">∙</text:span><text:span text:style-name="T4"> (10 <text:s text:c="2"/>%N) + Z%N</text:span></text:p>
          </draw:text-box>
        </draw:frame>
        <draw:frame draw:style-name="gr5" draw:text-style-name="P7" draw:layer="layout" svg:width="0.934cm" svg:height="0.92cm" svg:x="2.982cm" svg:y="16.997cm">
          <draw:text-box>
            <text:p text:style-name="P6"><text:span text:style-name="T6">10</text:span></text:p>
          </draw:text-box>
        </draw:frame>
        <draw:frame draw:style-name="gr5" draw:text-style-name="P8" draw:layer="layout" svg:width="0.942cm" svg:height="0.92cm" svg:x="7.145cm" svg:y="16.288cm">
          <draw:text-box>
            <text:p text:style-name="P4"><text:span text:style-name="T7">|Z|</text:span></text:p>
          </draw:text-box>
        </draw:frame>
        <draw:frame draw:style-name="gr5" draw:text-style-name="P8" draw:layer="layout" svg:width="0.942cm" svg:height="0.92cm" svg:x="12.532cm" svg:y="16.291cm">
          <draw:text-box>
            <text:p text:style-name="P4"><text:span text:style-name="T7">|Z|</text:span></text:p>
          </draw:text-box>
        </draw:frame>
        <draw:frame draw:style-name="gr3" draw:text-style-name="P5" draw:layer="layout" svg:width="14.853cm" svg:height="0.928cm" svg:x="1.903cm" svg:y="14.823cm">
          <draw:text-box>
            <text:p><text:span text:style-name="T3">(XZ) <text:s text:c="2"/>% N = (X </text:span><text:span text:style-name="T8">∙</text:span><text:span text:style-name="T3"> 10 <text:s text:c="2"/>+ Z) % N = </text:span><text:span text:style-name="T9">M </text:span><text:span text:style-name="T10">∙</text:span><text:span text:style-name="T9"> (10 <text:s text:c="2"/>%N) + Z%N</text:span></text:p>
          </draw:text-box>
        </draw:frame>
        <draw:frame draw:style-name="gr5" draw:text-style-name="P7" draw:layer="layout" svg:width="0.934cm" svg:height="0.92cm" svg:x="2.983cm" svg:y="15.298cm">
          <draw:text-box>
            <text:p><text:span text:style-name="T6">10</text:span></text:p>
          </draw:text-box>
        </draw:frame>
        <draw:frame draw:style-name="gr5" draw:text-style-name="P7" draw:layer="layout" svg:width="0.942cm" svg:height="0.92cm" svg:x="7.146cm" svg:y="14.589cm">
          <draw:text-box>
            <text:p text:style-name="P6"><text:span text:style-name="T6">|Z|</text:span></text:p>
          </draw:text-box>
        </draw:frame>
        <draw:frame draw:style-name="gr5" draw:text-style-name="P10" draw:layer="layout" svg:width="0.942cm" svg:height="0.92cm" svg:x="12.532cm" svg:y="14.589cm">
          <draw:text-box>
            <text:p text:style-name="P9"><text:span text:style-name="T11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45:45.479018187</dc:date>
    <dc:creator>elucterio </dc:creator>
    <meta:editing-duration>PT26M52S</meta:editing-duration>
    <meta:editing-cycles>13</meta:editing-cycles>
    <meta:generator>LibreOffice/4.2.8.2$Linux_X86_64 LibreOffice_project/420m0$Build-2</meta:generator>
    <meta:document-statistic meta:object-count="16"/>
  </office:meta>
</office:document-meta>
</file>